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T4" style:parent-style-name="DefaultParagraphFont" style:family="text">
      <style:text-properties fo:font-size="16pt" style:font-size-asian="16pt" style:font-size-complex="16pt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T6" style:parent-style-name="DefaultParagraphFont" style:family="text">
      <style:text-properties style:text-position="sub 59.3%" fo:font-size="16pt" style:font-size-asian="16pt" style:font-size-complex="16pt"/>
    </style:style>
    <style:style style:name="T7" style:parent-style-name="DefaultParagraphFont" style:family="text">
      <style:text-properties fo:font-size="16pt" style:font-size-asian="16pt" style:font-size-complex="16pt"/>
    </style:style>
    <style:style style:name="T8" style:parent-style-name="DefaultParagraphFont" style:family="text">
      <style:text-properties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0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style:text-position="sub 59%"/>
    </style:style>
    <style:style style:name="P14" style:parent-style-name="ListParagraph" style:list-style-name="LFO1" style:family="paragraph"/>
    <style:style style:name="P1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style:font-name="Wingdings" style:font-name-asian="Wingdings" style:font-name-complex="Wingdings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style:font-name="Wingdings" style:font-name-asian="Wingdings" style:font-name-complex="Wingdings"/>
    </style:style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T26" style:parent-style-name="DefaultParagraphFont" style:family="text">
      <style:text-properties style:font-name="Wingdings" style:font-name-asian="Wingdings" style:font-name-complex="Wingdings"/>
    </style:style>
    <style:style style:name="P2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3" style:parent-style-name="ListParagraph" style:list-style-name="LFO1" style:family="paragraph"/>
    <style:style style:name="P3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paragraph-properties fo:text-indent="0.25in"/>
    </style:style>
    <style:style style:name="P36" style:parent-style-name="ListParagraph" style:list-style-name="LFO1" style:family="paragraph"/>
    <style:style style:name="P37" style:parent-style-name="ListParagraph" style:list-style-name="LFO1" style:family="paragraph"/>
    <style:style style:name="P38" style:parent-style-name="ListParagraph" style:list-style-name="LFO1" style:family="paragraph"/>
    <style:style style:name="TableColumn40" style:family="table-column">
      <style:table-column-properties style:column-width="1.5854in"/>
    </style:style>
    <style:style style:name="TableColumn41" style:family="table-column">
      <style:table-column-properties style:column-width="1.5854in"/>
    </style:style>
    <style:style style:name="TableColumn42" style:family="table-column">
      <style:table-column-properties style:column-width="1.5854in"/>
    </style:style>
    <style:style style:name="TableColumn43" style:family="table-column">
      <style:table-column-properties style:column-width="1.5368in"/>
    </style:style>
    <style:style style:name="Table39" style:family="table">
      <style:table-properties style:width="6.293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/>
    </style:style>
    <style:style style:name="P125" style:parent-style-name="ListParagraph" style:list-style-name="LFO1" style:family="paragraph"/>
    <style:style style:name="P126" style:parent-style-name="ListParagraph" style:list-style-name="LFO1" style:family="paragraph"/>
    <style:style style:name="P127" style:parent-style-name="ListParagraph" style:list-style-name="LFO1" style:family="paragraph"/>
    <style:style style:name="P12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29" style:parent-style-name="ListParagraph" style:list-style-name="LFO1" style:family="paragraph"/>
    <style:style style:name="P130" style:parent-style-name="ListParagraph" style:list-style-name="LFO1" style:family="paragraph"/>
    <style:style style:name="T131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33" style:parent-style-name="ListParagraph" style:list-style-name="LFO1" style:family="paragraph"/>
    <style:style style:name="P13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35" style:parent-style-name="ListParagraph" style:list-style-name="LFO1" style:family="paragraph"/>
    <style:style style:name="P136" style:parent-style-name="ListParagraph" style:list-style-name="LFO1" style:family="paragraph"/>
    <style:style style:name="P137" style:parent-style-name="ListParagraph" style:list-style-name="LFO1" style:family="paragraph"/>
    <style:style style:name="P13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39" style:parent-style-name="ListParagraph" style:list-style-name="LFO1" style:family="paragraph"/>
    <style:style style:name="P140" style:parent-style-name="ListParagraph" style:list-style-name="LFO1" style:family="paragraph"/>
    <style:style style:name="P141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3" style:parent-style-name="ListParagraph" style:list-style-name="LFO1" style:family="paragraph"/>
    <style:style style:name="P14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5" style:parent-style-name="ListParagraph" style:list-style-name="LFO1" style:family="paragraph"/>
    <style:style style:name="P146" style:parent-style-name="ListParagraph" style:list-style-name="LFO1" style:family="paragraph"/>
    <style:style style:name="T147" style:parent-style-name="DefaultParagraphFont" style:family="text">
      <style:text-properties style:text-position="sub 59%"/>
    </style:style>
    <style:style style:name="P148" style:parent-style-name="ListParagraph" style:list-style-name="LFO1" style:family="paragraph"/>
    <style:style style:name="P149" style:parent-style-name="ListParagraph" style:list-style-name="LFO1" style:family="paragraph"/>
    <style:style style:name="P150" style:parent-style-name="ListParagraph" style:list-style-name="LFO1" style:family="paragraph"/>
    <style:style style:name="P151" style:parent-style-name="ListParagraph" style:list-style-name="LFO1" style:family="paragraph"/>
    <style:style style:name="P15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53" style:parent-style-name="ListParagraph" style:list-style-name="LFO1" style:family="paragraph"/>
    <style:style style:name="P154" style:parent-style-name="ListParagraph" style:list-style-name="LFO1" style:family="paragraph"/>
    <style:style style:name="P155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57" style:parent-style-name="ListParagraph" style:list-style-name="LFO1" style:family="paragraph"/>
    <style:style style:name="P15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59" style:parent-style-name="ListParagraph" style:list-style-name="LFO1" style:family="paragraph"/>
    <style:style style:name="P160" style:parent-style-name="ListParagraph" style:list-style-name="LFO1" style:family="paragraph"/>
    <style:style style:name="P161" style:parent-style-name="ListParagraph" style:list-style-name="LFO1" style:family="paragraph"/>
    <style:style style:name="P162" style:parent-style-name="ListParagraph" style:list-style-name="LFO1" style:family="paragraph"/>
    <style:style style:name="P163" style:parent-style-name="ListParagraph" style:list-style-name="LFO1" style:family="paragraph"/>
    <style:style style:name="P16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5" style:parent-style-name="ListParagraph" style:list-style-name="LFO1" style:family="paragraph"/>
    <style:style style:name="P166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8" style:parent-style-name="ListParagraph" style:list-style-name="LFO1" style:family="paragraph"/>
    <style:style style:name="T169" style:parent-style-name="DefaultParagraphFont" style:family="text">
      <style:text-properties style:text-position="sub 59%"/>
    </style:style>
    <style:style style:name="P170" style:parent-style-name="ListParagraph" style:list-style-name="LFO1" style:family="paragraph"/>
    <style:style style:name="P171" style:parent-style-name="ListParagraph" style:list-style-name="LFO1" style:family="paragraph"/>
    <style:style style:name="P172" style:parent-style-name="ListParagraph" style:list-style-name="LFO1" style:family="paragraph"/>
    <style:style style:name="P173" style:parent-style-name="ListParagraph" style:list-style-name="LFO1" style:family="paragraph"/>
    <style:style style:name="P17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5" style:parent-style-name="ListParagraph" style:list-style-name="LFO1" style:family="paragraph"/>
    <style:style style:name="T176" style:parent-style-name="DefaultParagraphFont" style:family="text">
      <style:text-properties style:text-position="sub 59%"/>
    </style:style>
    <style:style style:name="P177" style:parent-style-name="ListParagraph" style:list-style-name="LFO1" style:family="paragraph"/>
    <style:style style:name="P178" style:parent-style-name="ListParagraph" style:list-style-name="LFO1" style:family="paragraph"/>
    <style:style style:name="T179" style:parent-style-name="DefaultParagraphFont" style:family="text">
      <style:text-properties style:text-position="sub 59%"/>
    </style:style>
    <style:style style:name="T180" style:parent-style-name="DefaultParagraphFont" style:family="text">
      <style:text-properties style:font-name="Wingdings" style:font-name-asian="Wingdings" style:font-name-complex="Wingdings"/>
    </style:style>
    <style:style style:name="P181" style:parent-style-name="ListParagraph" style:list-style-name="LFO1" style:family="paragraph"/>
    <style:style style:name="T182" style:parent-style-name="DefaultParagraphFont" style:family="text">
      <style:text-properties style:text-position="super 59%"/>
    </style:style>
    <style:style style:name="P183" style:parent-style-name="ListParagraph" style:list-style-name="LFO1" style:family="paragraph"/>
    <style:style style:name="P184" style:parent-style-name="ListParagraph" style:list-style-name="LFO1" style:family="paragraph"/>
    <style:style style:name="P18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6" style:parent-style-name="ListParagraph" style:list-style-name="LFO1" style:family="paragraph"/>
    <style:style style:name="P187" style:parent-style-name="ListParagraph" style:list-style-name="LFO1" style:family="paragraph"/>
    <style:style style:name="P188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9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1" style:parent-style-name="ListParagraph" style:list-style-name="LFO1" style:family="paragraph"/>
    <style:style style:name="P192" style:parent-style-name="ListParagraph" style:list-style-name="LFO1" style:family="paragraph"/>
    <style:style style:name="P19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4" style:parent-style-name="ListParagraph" style:list-style-name="LFO1" style:family="paragraph"/>
    <style:style style:name="P195" style:parent-style-name="ListParagraph" style:list-style-name="LFO1" style:family="paragraph"/>
    <style:style style:name="P196" style:parent-style-name="ListParagraph" style:list-style-name="LFO1" style:family="paragraph"/>
    <style:style style:name="T197" style:parent-style-name="DefaultParagraphFont" style:family="text">
      <style:text-properties style:font-name="Wingdings" style:font-name-asian="Wingdings" style:font-name-complex="Wingdings"/>
    </style:style>
    <style:style style:name="P19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9" style:parent-style-name="ListParagraph" style:list-style-name="LFO1" style:family="paragraph"/>
    <style:style style:name="T200" style:parent-style-name="DefaultParagraphFont" style:family="text">
      <style:text-properties style:font-name="Wingdings" style:font-name-asian="Wingdings" style:font-name-complex="Wingdings"/>
    </style:style>
    <style:style style:name="P201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4" style:parent-style-name="ListParagraph" style:list-style-name="LFO1" style:family="paragraph"/>
    <style:style style:name="P205" style:parent-style-name="ListParagraph" style:list-style-name="LFO1" style:family="paragraph"/>
    <style:style style:name="P20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7" style:parent-style-name="ListParagraph" style:list-style-name="LFO1" style:family="paragraph"/>
    <style:style style:name="P208" style:parent-style-name="ListParagraph" style:list-style-name="LFO1" style:family="paragraph"/>
    <style:style style:name="P209" style:parent-style-name="ListParagraph" style:list-style-name="LFO1" style:family="paragraph"/>
    <style:style style:name="P2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1" style:parent-style-name="ListParagraph" style:list-style-name="LFO1" style:family="paragraph"/>
    <style:style style:name="T212" style:parent-style-name="DefaultParagraphFont" style:family="text">
      <style:text-properties style:font-name="Wingdings" style:font-name-asian="Wingdings" style:font-name-complex="Wingdings"/>
    </style:style>
    <style:style style:name="P213" style:parent-style-name="ListParagraph" style:list-style-name="LFO1" style:family="paragraph"/>
  </office:automatic-styles>
  <office:body>
    <office:text text:use-soft-page-breaks="true">
      <text:p text:style-name="P1"><text:span text:style-name="T2">Compte Rendu<text:s/></text:span><text:span text:style-name="T3">Projet électronique</text:span><text:span text:style-name="T4"><text:s/></text:span><text:span text:style-name="T5">CO</text:span><text:span text:style-name="T6">2</text:span><text:span text:style-name="T7"><text:s/></text:span><text:span text:style-name="T8">2025</text:span></text:p>
      <text:p text:style-name="P9"/>
      <text:p text:style-name="P10">Séance 1 (25/02) :<text:s/></text:p>
      <text:p text:style-name="Normal"/>
      <text:p text:style-name="P11">Objectif :<text:s/></text:p>
      <text:list text:style-name="LFO1" text:continue-numbering="true">
        <text:list-item>
          <text:p text:style-name="P12">Reprise du projet de l’année 2024/2025 (Traitement CO<text:span text:style-name="T13">2</text:span>)</text:p>
        </text:list-item>
        <text:list-item>
          <text:p text:style-name="P14">Détection du problème précédent (impossible de trouver l’adresse du capteur)</text:p>
        </text:list-item>
      </text:list>
      <text:p text:style-name="Normal"/>
      <text:p text:style-name="P15">Tâches effectuées :<text:s/></text:p>
      <text:list text:style-name="LFO1" text:continue-numbering="true">
        <text:list-item>
          <text:p text:style-name="P16">Tests du<text:s/>programme précédent<text:s/><text:span text:style-name="T17"></text:span><text:s/>Impossible de trouver une adresse I2C</text:p>
        </text:list-item>
        <text:list-item>
          <text:p text:style-name="P18">Check du hard de la carte<text:s/><text:span text:style-name="T19"></text:span><text:s/></text:p>
          <text:list text:continue-numbering="true">
            <text:list-item>
              <text:p text:style-name="P20">Regard du sens des PINS</text:p>
            </text:list-item>
            <text:list-item>
              <text:p text:style-name="P21">Détection du problème de soudure (capteur soudé à l’envers)<text:s/></text:p>
            </text:list-item>
            <text:list-item>
              <text:p text:style-name="P22">Vérification avec le 3,3V sur les pins de la carte</text:p>
            </text:list-item>
          </text:list>
        </text:list-item>
        <text:list-item>
          <text:p text:style-name="P23">Dessoudure du capteur monté à l’envers</text:p>
        </text:list-item>
        <text:list-item>
          <text:p text:style-name="P24">Soudure du nouveau capteur en ayant pris soin de le souder dans le bon sens</text:p>
        </text:list-item>
        <text:list-item>
          <text:p text:style-name="P25">Test du code permettant de retrouver l’adresse I2C<text:s/><text:span text:style-name="T26"></text:span><text:s/>Le code détecte une adresse I2C mais pas forcément correct<text:s/></text:p>
        </text:list-item>
      </text:list>
      <text:p text:style-name="P27">Tâches à effectuer ultérieurement :<text:s/></text:p>
      <text:list text:style-name="LFO1" text:continue-numbering="true">
        <text:list-item>
          <text:p text:style-name="P28">Vérifier<text:s/>l’adresse I2C du capteur via la datasheet</text:p>
        </text:list-item>
        <text:list-item>
          <text:p text:style-name="P29">Brocher 1 autre capteur (puis 2 après vérification de la détection du premier)</text:p>
        </text:list-item>
        <text:list-item>
          <text:p text:style-name="P30">Créer un petit sketch permettant de faire permuter le multiplexeur I2C pour communiquer avec 1 capteur à la fois</text:p>
        </text:list-item>
      </text:list>
      <text:p text:style-name="Normal"/>
      <text:p text:style-name="P31">Séance 2 (28/02) :<text:s/></text:p>
      <text:p text:style-name="Normal"/>
      <text:p text:style-name="P32">Objectif :<text:s/></text:p>
      <text:list text:style-name="LFO1" text:continue-numbering="true">
        <text:list-item>
          <text:p text:style-name="P33">Déceler pourquoi on trouve 0x70 comme adresse I2C et pas 0x52</text:p>
        </text:list-item>
      </text:list>
      <text:p text:style-name="P34">Tâches effectuées :<text:s/></text:p>
      <text:p text:style-name="P35">Révision du code :<text:s/></text:p>
      <text:list text:style-name="LFO1" text:continue-numbering="true">
        <text:list-item>
          <text:p text:style-name="P36">Check des CS bien à 1 (bit permettant le protocole I2C)<text:s/></text:p>
        </text:list-item>
        <text:list-item>
          <text:p text:style-name="P37">Check de l’activation de MEASURE (variable permettant d’alimenter le MUX)</text:p>
        </text:list-item>
        <text:list-item>
          <text:p text:style-name="P38">Check<text:s/>des entrées du MUX :<text:s/></text:p>
        </text:list-item>
      </text:list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A0</text:p>
          </table:table-cell>
          <table:table-cell table:style-name="TableCell47">
            <text:p text:style-name="P48">A1</text:p>
          </table:table-cell>
          <table:table-cell table:style-name="TableCell49">
            <text:p text:style-name="P50">A2</text:p>
          </table:table-cell>
          <table:table-cell table:style-name="TableCell51">
            <text:p text:style-name="P52">Résultat</text:p>
          </table:table-cell>
        </table:table-row>
        <table:table-row table:style-name="TableRow53">
          <table:table-cell table:style-name="TableCell54">
            <text:p text:style-name="P55">0</text:p>
          </table:table-cell>
          <table:table-cell table:style-name="TableCell56">
            <text:p text:style-name="P57">0</text:p>
          </table:table-cell>
          <table:table-cell table:style-name="TableCell58">
            <text:p text:style-name="P59">0</text:p>
          </table:table-cell>
          <table:table-cell table:style-name="TableCell60">
            <text:p text:style-name="P61">0x70</text:p>
          </table:table-cell>
        </table:table-row>
        <table:table-row table:style-name="TableRow62">
          <table:table-cell table:style-name="TableCell63">
            <text:p text:style-name="P64">0</text:p>
          </table:table-cell>
          <table:table-cell table:style-name="TableCell65">
            <text:p text:style-name="P66">0</text:p>
          </table:table-cell>
          <table:table-cell table:style-name="TableCell67">
            <text:p text:style-name="P68">1</text:p>
          </table:table-cell>
          <table:table-cell table:style-name="TableCell69">
            <text:p text:style-name="P70">0x74</text:p>
          </table:table-cell>
        </table:table-row>
        <table:table-row table:style-name="TableRow71">
          <table:table-cell table:style-name="TableCell72">
            <text:p text:style-name="P73">0</text:p>
          </table:table-cell>
          <table:table-cell table:style-name="TableCell74">
            <text:p text:style-name="P75">1</text:p>
          </table:table-cell>
          <table:table-cell table:style-name="TableCell76">
            <text:p text:style-name="P77">0</text:p>
          </table:table-cell>
          <table:table-cell table:style-name="TableCell78">
            <text:p text:style-name="P79">0x72</text:p>
          </table:table-cell>
        </table:table-row>
        <table:table-row table:style-name="TableRow80">
          <table:table-cell table:style-name="TableCell81">
            <text:p text:style-name="P82">0</text:p>
          </table:table-cell>
          <table:table-cell table:style-name="TableCell83">
            <text:p text:style-name="P84">1</text:p>
          </table:table-cell>
          <table:table-cell table:style-name="TableCell85">
            <text:p text:style-name="P86">1</text:p>
          </table:table-cell>
          <table:table-cell table:style-name="TableCell87">
            <text:p text:style-name="P88">0x76</text:p>
          </table:table-cell>
        </table:table-row>
        <text:soft-page-break/>
        <table:table-row table:style-name="TableRow89">
          <table:table-cell table:style-name="TableCell90">
            <text:p text:style-name="P91">1</text:p>
          </table:table-cell>
          <table:table-cell table:style-name="TableCell92">
            <text:p text:style-name="P93">0</text:p>
          </table:table-cell>
          <table:table-cell table:style-name="TableCell94">
            <text:p text:style-name="P95">0</text:p>
          </table:table-cell>
          <table:table-cell table:style-name="TableCell96">
            <text:p text:style-name="P97">0x71</text:p>
          </table:table-cell>
        </table:table-row>
        <table:table-row table:style-name="TableRow98">
          <table:table-cell table:style-name="TableCell99">
            <text:p text:style-name="P100">1</text:p>
          </table:table-cell>
          <table:table-cell table:style-name="TableCell101">
            <text:p text:style-name="P102">0</text:p>
          </table:table-cell>
          <table:table-cell table:style-name="TableCell103">
            <text:p text:style-name="P104">1</text:p>
          </table:table-cell>
          <table:table-cell table:style-name="TableCell105">
            <text:p text:style-name="P106">0x75</text:p>
          </table:table-cell>
        </table:table-row>
        <table:table-row table:style-name="TableRow107">
          <table:table-cell table:style-name="TableCell108">
            <text:p text:style-name="P109">1</text:p>
          </table:table-cell>
          <table:table-cell table:style-name="TableCell110">
            <text:p text:style-name="P111">1</text:p>
          </table:table-cell>
          <table:table-cell table:style-name="TableCell112">
            <text:p text:style-name="P113">0</text:p>
          </table:table-cell>
          <table:table-cell table:style-name="TableCell114">
            <text:p text:style-name="P115">0x73</text:p>
          </table:table-cell>
        </table:table-row>
        <table:table-row table:style-name="TableRow116">
          <table:table-cell table:style-name="TableCell117">
            <text:p text:style-name="P118">1</text:p>
          </table:table-cell>
          <table:table-cell table:style-name="TableCell119">
            <text:p text:style-name="P120">1</text:p>
          </table:table-cell>
          <table:table-cell table:style-name="TableCell121">
            <text:p text:style-name="P122">1</text:p>
          </table:table-cell>
          <table:table-cell table:style-name="TableCell123">
            <text:p text:style-name="P124">0x77</text:p>
          </table:table-cell>
        </table:table-row>
      </table:table>
      <text:p text:style-name="Normal"/>
      <text:list text:style-name="LFO1" text:continue-numbering="true">
        <text:list-item>
          <text:p text:style-name="P125">Ainsi, on peut voir que A0 est le bit de poids faible et que A2 est le bit de poids fort.</text:p>
        </text:list-item>
        <text:list-item>
          <text:p text:style-name="P126">Essai de création de sketch pour lire le taux de CO2 et/ou la température sur les différentes adresses en<text:s/>fonction de A0/A1/A2</text:p>
        </text:list-item>
        <text:list-item>
          <text:p text:style-name="P127">Proposition d’essai « simplifié » avec 1 ESP32 directement connecté à l’ENS.</text:p>
        </text:list-item>
      </text:list>
      <text:p text:style-name="P128">Tâches à effectuer :<text:s/></text:p>
      <text:list text:style-name="LFO1" text:continue-numbering="true">
        <text:list-item>
          <text:p text:style-name="P129">Créer un sketch simple pour faire des mesures de CO2/température avec un montage simple</text:p>
        </text:list-item>
        <text:list-item>
          <text:p text:style-name="P130">Tester sur notre carte en cas de succès</text:p>
        </text:list-item>
      </text:list>
      <text:p text:style-name="Normal"/>
      <text:p text:style-name="Normal"><text:span text:style-name="T131">Séance 3 (10/03) :</text:span><text:s/></text:p>
      <text:p text:style-name="P132">Objectif :</text:p>
      <text:list text:style-name="LFO1" text:continue-numbering="true">
        <text:list-item>
          <text:p text:style-name="P133">Travail sur le capteur connecté directement à l’ESP32</text:p>
        </text:list-item>
      </text:list>
      <text:p text:style-name="P134">Tâches effectuées :<text:s/></text:p>
      <text:list text:style-name="LFO1" text:continue-numbering="true">
        <text:list-item>
          <text:p text:style-name="P135">Branchement du capteur à un ESP32</text:p>
        </text:list-item>
        <text:list-item>
          <text:p text:style-name="P136">Travail sur le sketch pour vérifier qu’il était valide</text:p>
        </text:list-item>
        <text:list-item>
          <text:p text:style-name="P137">Recherche de debug pour savoir pourquoi des données erronées<text:s/>apparaissent à l’écran</text:p>
        </text:list-item>
      </text:list>
      <text:p text:style-name="P138">Tâches à effectuer :<text:s/></text:p>
      <text:list text:style-name="LFO1" text:continue-numbering="true">
        <text:list-item>
          <text:p text:style-name="P139">Changer d’IDE Arduino pour voir si les bugs viennent de ce dernier</text:p>
        </text:list-item>
        <text:list-item>
          <text:p text:style-name="P140">Changement d’ESP32</text:p>
        </text:list-item>
      </text:list>
      <text:p text:style-name="Normal"/>
      <text:p text:style-name="P141">Séance 4 (11/03) :<text:s/></text:p>
      <text:p text:style-name="P142">Objectif :</text:p>
      <text:list text:style-name="LFO1" text:continue-numbering="true">
        <text:list-item>
          <text:p text:style-name="P143">Travail sur le capteur connecté directement à l’ESP32 (après changement)</text:p>
        </text:list-item>
      </text:list>
      <text:p text:style-name="P144">Tâches effectuées :<text:s/></text:p>
      <text:list text:style-name="LFO1" text:continue-numbering="true">
        <text:list-item>
          <text:p text:style-name="P145">Branchement du capteur à une nouvelle version de carte d’interfaçage d’ESP32</text:p>
        </text:list-item>
        <text:list-item>
          <text:p text:style-name="P146">Utilisation du sketch sur le capteur et détection des adresses I2C du capteur de CO<text:span text:style-name="T147">2</text:span><text:s/>et capteur de température.</text:p>
        </text:list-item>
        <text:list-item>
          <text:p text:style-name="P148">Vérification de comment mettre le capteur en I2C</text:p>
        </text:list-item>
      </text:list>
      <text:p text:style-name="Normal">Comment mettre le capteur dans le mode de communication I2C :<text:s/></text:p>
      <text:list text:style-name="LFO1" text:continue-numbering="true">
        <text:list-item>
          <text:p text:style-name="P149">Le capteur peut passer de I2C à SPI mais la réciproque n’est pas vraie.</text:p>
        </text:list-item>
        <text:list-item>
          <text:p text:style-name="P150">Le capteur prend le premier mode venu selon CS.</text:p>
        </text:list-item>
        <text:list-item>
          <text:p text:style-name="P151">Si le capteur est en mode SPI, un redémarrage du capteur est nécessaire.</text:p>
        </text:list-item>
      </text:list>
      <text:p text:style-name="P152">Tâches à effectuer :<text:s/></text:p>
      <text:soft-page-break/>
      <text:list text:style-name="LFO1" text:continue-numbering="true">
        <text:list-item>
          <text:p text:style-name="P153">Faire des mesures et voir si elles sont cohérentes.<text:s/></text:p>
        </text:list-item>
        <text:list-item>
          <text:p text:style-name="P154">Essayer de détecter le capteur sur la carte maintenant que l’on est sur du sketch à utiliser et que l’on détecte bien le capteur.<text:s/></text:p>
        </text:list-item>
      </text:list>
      <text:p text:style-name="Normal"/>
      <text:p text:style-name="P155">Séance 5 (24/03) :<text:s/></text:p>
      <text:p text:style-name="P156">Objectif :</text:p>
      <text:list text:style-name="LFO1" text:continue-numbering="true">
        <text:list-item>
          <text:p text:style-name="P157">Détecter les capteurs sur la carte.</text:p>
        </text:list-item>
      </text:list>
      <text:p text:style-name="P158">Tâches effectuées :<text:s/></text:p>
      <text:list text:style-name="LFO1" text:continue-numbering="true">
        <text:list-item>
          <text:p text:style-name="P159">Test du sketch vérifié à la séance précédente (adapté) sur la carte</text:p>
        </text:list-item>
        <text:list-item>
          <text:p text:style-name="P160">Lecture de la datasheet du MUX I2C.</text:p>
        </text:list-item>
        <text:list-item>
          <text:p text:style-name="P161">Recherche des résistances de pull-up du bus I2C (sur la carte électronique et sur la carte capteur)</text:p>
        </text:list-item>
        <text:list-item>
          <text:p text:style-name="P162">Lecture du<text:s/>schematic de la carte capteur</text:p>
        </text:list-item>
        <text:list-item>
          <text:p text:style-name="P163">Ajout de tension 3,3V pour Vin sur ESP32 isolé</text:p>
        </text:list-item>
      </text:list>
      <text:p text:style-name="P164">Tâches à effectuer :<text:s/></text:p>
      <text:list text:style-name="LFO1" text:continue-numbering="true">
        <text:list-item>
          <text:p text:style-name="P165">Faire des mesures et voir si elles sont cohérentes.<text:s/></text:p>
        </text:list-item>
      </text:list>
      <text:p text:style-name="ListParagraph"/>
      <text:p text:style-name="P166">Séance 5 (24/03) :<text:s/></text:p>
      <text:p text:style-name="P167">Objectif :</text:p>
      <text:list text:style-name="LFO1" text:continue-numbering="true">
        <text:list-item>
          <text:p text:style-name="P168">Faire des mesures de CO<text:span text:style-name="T169">2</text:span><text:s/>sur le capteur présent sur la carte</text:p>
        </text:list-item>
        <text:list-item>
          <text:p text:style-name="P170">Faire<text:s/>des mesures de Température sur le capteur présent sur la carte</text:p>
        </text:list-item>
        <text:list-item>
          <text:p text:style-name="P171">Faire des mesures de CO2 et de température simultanément sur la carte</text:p>
        </text:list-item>
        <text:list-item>
          <text:p text:style-name="P172">Souder un des deux capteurs restants</text:p>
        </text:list-item>
        <text:list-item>
          <text:p text:style-name="P173">Faire des mesures sur un capteur puis sur un autre<text:s/></text:p>
        </text:list-item>
      </text:list>
      <text:p text:style-name="P174">Tâches effectuées :<text:s/></text:p>
      <text:list text:style-name="LFO1" text:continue-numbering="true">
        <text:list-item>
          <text:p text:style-name="P175">Création du sketch permettant les mesures CO<text:span text:style-name="T176">2</text:span><text:s/>sur le capteur via la bibliothèque ScioSense_ENS16x.h</text:p>
        </text:list-item>
        <text:list-item>
          <text:p text:style-name="P177">Création d’un sketch permettant les mesures de température sur le capteur via la bibliothèque AHT20.h</text:p>
        </text:list-item>
        <text:list-item>
          <text:p text:style-name="P178">Rassemblement des 2 sketchs <text:s/>pour lire en simultané le taux de CO<text:span text:style-name="T179">2</text:span><text:s/>et la température/ humidité<text:s/><text:span text:style-name="T180"></text:span><text:s/>Etape vérifiée sans problème</text:p>
        </text:list-item>
        <text:list-item>
          <text:p text:style-name="P181">Soudure du 2<text:span text:style-name="T182">ème</text:span><text:s/>capteur</text:p>
        </text:list-item>
        <text:list-item>
          <text:p text:style-name="P183">Création d’un sketch permettant de changer l’aiguillage amenant aux capteurs (MUX) et de lire les différents adresses I2C (les adresses I2C sont les mêmes donc la LED_R me permet de connaitre l’état du MUX)</text:p>
        </text:list-item>
        <text:list-item>
          <text:p text:style-name="P184">Création d’un sketch permettant de lire les différentes données en simultané avec les 2 capteurs. Les mesures sont faites-les une après les autres car on doit changer l’état du MUX.</text:p>
        </text:list-item>
      </text:list>
      <text:p text:style-name="P185">Tâches à effectuer :<text:s/></text:p>
      <text:list text:style-name="LFO1" text:continue-numbering="true">
        <text:list-item>
          <text:p text:style-name="P186">Rajouter le dernier capteur<text:s/></text:p>
        </text:list-item>
        <text:list-item>
          <text:p text:style-name="P187">Créer des sketchs permettant les mesures sur les 3 différents capteurs.</text:p>
        </text:list-item>
      </text:list>
      <text:p text:style-name="Normal"/>
      <text:p text:style-name="P188">Séance 6 (07/04) :</text:p>
      <text:p text:style-name="P189"/>
      <text:p text:style-name="P190">Objectif :</text:p>
      <text:list text:style-name="LFO1" text:continue-numbering="true">
        <text:list-item>
          <text:p text:style-name="P191">Ajout du dernier capteur</text:p>
        </text:list-item>
        <text:list-item>
          <text:p text:style-name="P192">Modification du sketch afin de lire des valeurs consécutivement sur les 3 capteurs</text:p>
        </text:list-item>
      </text:list>
      <text:p text:style-name="P193">Tâches effectuées :<text:s/></text:p>
      <text:list text:style-name="LFO1" text:continue-numbering="true">
        <text:list-item>
          <text:p text:style-name="P194">Soudure du dernier capteur</text:p>
        </text:list-item>
        <text:list-item>
          <text:p text:style-name="P195">Test du dernier capteur</text:p>
        </text:list-item>
        <text:list-item>
          <text:p text:style-name="P196">Création d’un sketch avec un start de chaque ens160 mais avec une<text:s/>déclaration et une variable<text:s/><text:span text:style-name="T197"></text:span><text:s/>problème de valeurs TVOC (capteur ENS160) <text:s/></text:p>
        </text:list-item>
      </text:list>
      <text:p text:style-name="P198">Tâches à effectuer :<text:s/></text:p>
      <text:list text:style-name="LFO1" text:continue-numbering="true">
        <text:list-item>
          <text:p text:style-name="P199">Elucider pourquoi on a une mauvaise lecture des mesures<text:s/><text:span text:style-name="T200"></text:span><text:s/>Créer un sketch avec différentes déclaration de l’ens160 (test sur carte 3 capteurs amélio).</text:p>
        </text:list-item>
      </text:list>
      <text:p text:style-name="Normal"/>
      <text:p text:style-name="P201">Séance 7 (11/04/25)</text:p>
      <text:p text:style-name="P202"/>
      <text:p text:style-name="P203">Objectif :</text:p>
      <text:list text:style-name="LFO1" text:continue-numbering="true">
        <text:list-item>
          <text:p text:style-name="P204">Créer et<text:s/>tester le code afin de lire les mesures consécutivement.</text:p>
        </text:list-item>
        <text:list-item>
          <text:p text:style-name="P205">Formater les mesures pour l’insérer<text:s/>dans un document csv facilement</text:p>
        </text:list-item>
      </text:list>
      <text:p text:style-name="P206">Tâches effectuées :<text:s/></text:p>
      <text:list text:style-name="LFO1" text:continue-numbering="true">
        <text:list-item>
          <text:p text:style-name="P207">Test du dernier sketch (Test_Mesure_sur_carte_avec_3_capteurs_amelio)</text:p>
        </text:list-item>
        <text:list-item>
          <text:p text:style-name="P208">Dessoudure du 3ème capteur pour vérifier que ce n’est pas ce dernier qui nous fausse les mesures.</text:p>
        </text:list-item>
        <text:list-item>
          <text:p text:style-name="P209">Formatage de la lecture des valeurs que sur 1 seul capteur (Test_Mesure_sur_carte_avec_3_capteurs_amelio)</text:p>
        </text:list-item>
      </text:list>
      <text:p text:style-name="P210">Tâches à effectuer :<text:s/></text:p>
      <text:list text:style-name="LFO1" text:continue-numbering="true">
        <text:list-item>
          <text:p text:style-name="P211">Trouver pourquoi les ens160 1 et 2 n’ont jamais<text:s/>de mise à jour d’information (ens160_1/2.update () toujours false)<text:s/>donc aucune lecture de données.<text:s/><text:span text:style-name="T212"></text:span><text:s/>peut-être le temps de calibration<text:s/></text:p>
        </text:list-item>
        <text:list-item>
          <text:p text:style-name="P213">Faire des campagnes de mesure sur le capteur 0 (fonctionnel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Header">CARNEVALI NICOLAS,</text:p>
        <text:p text:style-name="Header">ELSE4 FISA</text:p>
        <text:p text:style-name="Header">Année 2024/2025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olas Carnevali</meta:initial-creator>
    <dc:creator>Nicolas Carnevali</dc:creator>
    <meta:creation-date>2025-02-25T15:42:00Z</meta:creation-date>
    <dc:date>2025-04-27T10:22:00Z</dc:date>
    <meta:template xlink:href="Normal.dotm" xlink:type="simple"/>
    <meta:editing-cycles>15</meta:editing-cycles>
    <meta:editing-duration>PT51120S</meta:editing-duration>
    <meta:document-statistic meta:page-count="4" meta:paragraph-count="11" meta:word-count="916" meta:character-count="5948" meta:row-count="42" meta:non-whitespace-character-count="5043"/>
  </office:meta>
</office:document-meta>
</file>